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be2" officeooo:paragraph-rsid="00174be2"/>
    </style:style>
    <style:style style:name="P2" style:family="paragraph" style:parent-style-name="Standard">
      <style:text-properties officeooo:rsid="00174be2" officeooo:paragraph-rsid="001973bb"/>
    </style:style>
    <style:style style:name="P3" style:family="paragraph" style:parent-style-name="Standard">
      <style:text-properties officeooo:rsid="001973bb" officeooo:paragraph-rsid="001973bb"/>
    </style:style>
    <style:style style:name="T1" style:family="text">
      <style:text-properties officeooo:rsid="0018fe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PT GLOBAL :</text:p>
      <text:p text:style-name="P1"/>
      <text:p text:style-name="P3">Dans un monde submergé, et après de nombreuses années cachées sous la surface d’une île afin d’échapper à un cataclysme, les héros partent à la découverte de l’archipel qui les entoure. Chaque île regorge de dangers, et en tirer de l’expérience ne sera pas tâche aisée !</text:p>
      <text:p text:style-name="P2">Le joueur incarne un héros dont la voie se dessinera au fur et à mesure de ses aventures.<text:line-break/>Il peut voyager de rencontres en rencontres, s’affranchissant des obstacles en utilisant sa force, son charisme ou son intelligence.</text:p>
      <text:p text:style-name="P2"><text:line-break/></text:p>
      <text:p text:style-name="P1"/>
      <text:p text:style-name="P1"/>
      <text:p text:style-name="P1">LE HÉROS :</text:p>
      <text:p text:style-name="P1"/>
      <text:p text:style-name="P1">le héros est incarné par 4 principales statistiques :</text:p>
      <text:p text:style-name="P1"/>
      <text:p text:style-name="P1">- ses caractéristiques, le Physique, le Charisme et l’Intelligence</text:p>
      <text:p text:style-name="P1">- ses cartes, tout d’abord un deck commun à chaque joueur, qui se spécialisera au fil de ses aventures</text:p>
      <text:p text:style-name="P1">- son équipement. Celui ci jouera sur les dégâts à la jauge résistance de la rencontre adverse ou ceux reçu après un échec.</text:p>
      <text:p text:style-name="P1">- ses points de résistances, qui indiquent le nombre d’échecs que peut subir le héros avant de devoir battre en retraite.</text:p>
      <text:p text:style-name="P1"/>
      <text:p text:style-name="P1">Au fil de l’aventure et de ses spécialisations, le héros sera amené à changer d’apparence, et ce en fonction de l’évolution de son deck. Un deck s’étoffant en cartes force débloquera une apparence de barbare tandis qu’un deck accès intelligence fera ressembler le héros à un magicien par exemple.</text:p>
      <text:p text:style-name="P1"/>
      <text:p text:style-name="P1"/>
      <text:p text:style-name="P1">LES CARACTÉRISTIQUES DU HÉROS</text:p>
      <text:p text:style-name="P1"/>
      <text:p text:style-name="P1">le héros à un le choix entre trois types d’actions pour se sortir des situations qui se mettront en travers de son chemin. </text:p>
      <text:p text:style-name="P1"/>
      <text:p text:style-name="P1">Le Physique représente à la fois le combat physique, mais aussi soulever des rochers ou briser une porte.<text:line-break/><text:line-break/>Le charisme permet de négocier, ou de flouer l’adversaire pour avancer ou attirer des alliés à la rescousse</text:p>
      <text:p text:style-name="P1"/>
      <text:p text:style-name="P1">L’intelligence, quand à elle, permet de lancer des sorts ou de repérer des indices permettant d’avancer plus facilement.</text:p>
      <text:p text:style-name="P1"/>
      <text:p text:style-name="P1">Chacune de ses caractéristique est représenté par un pourcentage : la chance de réussite. Il sera additionné à la chance d’échec de l’ennemi pour la valeur correspondante afin de calculer le pourcentage gagnant.<text:line-break/><text:line-break/>Par exemple : Un joueur ayant 30 % de chance de réussite en Physique et voulant briser une porte ayant 10 % de chance d’échec en Physique, se retrouve avec un <text:span text:style-name="T1">pourcentage gagnant de seulement 40 %. Alors que si celui ci avait utilisé son intelligence, avec une chance de réussite de 20 % contre une chance d’échec de la porte de 50 %, il aurait eu un pourcentage gagnant de 70 %, et beaucoup plus sûrement trouvé la cachette de la clef de secours !</text:span></text:p>
      <text:p text:style-name="P1"><text:soft-page-break/></text:p>
      <text:p text:style-name="P1"/>
      <text:p text:style-name="P1"/>
      <text:p text:style-name="P1"/>
      <text:p text:style-name="P1"/>
      <text:p text:style-name="P3">LES CARTES</text:p>
      <text:p text:style-name="P3"/>
      <text:p text:style-name="P3"/>
      <text:p text:style-name="P3">Le cœur du jeu, c’est l’alliance caractéristiques/cartes !</text:p>
      <text:p text:style-name="P3"/>
      <text:p text:style-name="P3">Le joueur dispose d’un Deck de cartes représentant toutes les actions qu’il lui est possible d’effectuer. Ses cartes sont reliées à une caractéristiques et à des dégâts propres.</text:p>
      <text:p text:style-name="P3"/>
      <text:p text:style-name="P3">Utiliser une carte, c’est effectuer l’action que l’on juge la plus appropriée pour se sortir d’un mauvais pas !</text:p>
      <text:p text:style-name="P3"/>
      <text:p text:style-name="P3">Au départ, le héros n’a que peu de cartes, et celles ci sont plutôt moyennes. Mais au fil de son aventure, il gagnera de nouvelles cartes à assigner à son deck. Ces cartes ne sont pas débloquées au hasard : Elles sont choisis parmi un lot de cartes correspondant au style de jeu utilisé pendant l’île en cours. Ce système permet d’avoir un deck unique et adapté à son style de jeu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7:32:02.030615500</meta:creation-date>
    <dc:date>2022-11-05T17:56:37.193301780</dc:date>
    <meta:editing-duration>PT10M54S</meta:editing-duration>
    <meta:editing-cycles>2</meta:editing-cycles>
    <meta:generator>LibreOffice/7.3.6.2$Linux_X86_64 LibreOffice_project/30$Build-2</meta:generator>
    <meta:document-statistic meta:table-count="0" meta:image-count="0" meta:object-count="0" meta:page-count="2" meta:paragraph-count="21" meta:word-count="550" meta:character-count="3165" meta:non-whitespace-character-count="2631"/>
  </office:meta>
</office:document-meta>
</file>